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9.46cm" table:align="left"/>
    </style:style>
    <style:style style:name="表77.A" style:family="table-column">
      <style:table-column-properties style:column-width="0.838cm"/>
    </style:style>
    <style:style style:name="表77.B" style:family="table-column">
      <style:table-column-properties style:column-width="2.417cm"/>
    </style:style>
    <style:style style:name="表77.C" style:family="table-column">
      <style:table-column-properties style:column-width="6.205cm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C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8.026cm" fo:margin-left="0.161cm" fo:margin-right="8.814cm" table:align="margins"/>
    </style:style>
    <style:style style:name="表80.A" style:family="table-column">
      <style:table-column-properties style:column-width="1.258cm" style:rel-column-width="10269*"/>
    </style:style>
    <style:style style:name="表80.B" style:family="table-column">
      <style:table-column-properties style:column-width="6.768cm" style:rel-column-width="55266*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B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9" style:family="paragraph" style:parent-style-name="Text_20_body">
      <style:paragraph-properties fo:margin-top="0cm" fo:margin-bottom="0cm" fo:line-height="179%" style:writing-mode="lr-tb"/>
    </style:style>
    <style:style style:name="P2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25" style:family="paragraph" style:parent-style-name="Table_20_Contents">
      <style:text-properties style:language-asian="ja" style:country-asian="JP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4" style:family="paragraph" style:parent-style-name="Table_20_Contents">
      <style:text-properties style:font-name="Arial1" fo:font-size="11pt"/>
    </style:style>
    <style:style style:name="P35" style:family="paragraph" style:parent-style-name="Table_20_Contents">
      <style:text-properties style:font-name="Arial1" fo:font-size="11pt" style:language-asian="ja" style:country-asian="JP"/>
    </style:style>
    <style:style style:name="P3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47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8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0" style:family="paragraph" style:parent-style-name="Table_20_Contents" style:list-style-name="L1">
      <style:text-properties style:language-asian="ja" style:country-asian="JP"/>
    </style:style>
    <style:style style:name="P51" style:family="paragraph" style:parent-style-name="Table_20_Contents" style:list-style-name="L4">
      <style:text-properties style:font-name="Arial1" fo:font-size="11pt" style:language-asian="ja" style:country-asian="JP"/>
    </style:style>
    <style:style style:name="P52" style:family="paragraph" style:parent-style-name="Table_20_Contents" style:list-style-name="L5">
      <style:text-properties style:font-name="Arial1" fo:font-size="11pt" style:language-asian="ja" style:country-asian="JP"/>
    </style:style>
    <style:style style:name="P53" style:family="paragraph" style:parent-style-name="Table_20_Contents" style:list-style-name="L6">
      <style:text-properties style:font-name="Arial1" fo:font-size="11pt" style:language-asian="ja" style:country-asian="JP"/>
    </style:style>
    <style:style style:name="P54" style:family="paragraph" style:parent-style-name="Table_20_Contents" style:list-style-name="L6">
      <style:text-properties style:font-name="Arial1" fo:font-size="11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11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4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5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6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7" style:family="text">
      <style:text-properties style:font-name="Arial1" fo:font-size="11pt" fo:font-style="normal" fo:font-weight="normal"/>
    </style:style>
    <style:style style:name="T18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9" style:family="text">
      <style:text-properties style:font-name="Arial1" fo:font-size="13pt" fo:font-style="normal" fo:font-weight="normal"/>
    </style:style>
    <style:style style:name="T20" style:family="text">
      <style:text-properties style:font-name-asian="Arial1" style:font-size-asian="11pt" style:font-style-asian="normal" style:font-weight-asian="normal"/>
    </style:style>
    <style:style style:name="T21" style:family="text">
      <style:text-properties style:language-asian="ja" style:country-asian="JP"/>
    </style:style>
    <style:style style:name="T22" style:family="text">
      <style:text-properties style:language-asian="ja" style:country-asian="JP" style:font-style-asian="normal" style:font-weight-asian="normal"/>
    </style:style>
    <style:style style:name="T23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4" style:family="text">
      <style:text-properties fo:color="#3333ff" style:font-name="Arial1" fo:font-size="22pt" fo:font-style="normal" fo:font-weight="normal" style:font-size-asian="22pt" style:font-size-complex="22pt"/>
    </style:style>
    <style:style style:name="T25" style:family="text">
      <style:text-properties fo:font-weight="normal" style:font-style-asian="normal" style:font-weight-asian="normal" style:font-weight-complex="normal"/>
    </style:style>
    <style:style style:name="T26" style:family="text">
      <style:text-properties fo:font-weight="normal" style:language-asian="ja" style:country-asian="JP" style:font-style-asian="normal" style:font-weight-asian="normal" style:font-weight-complex="normal"/>
    </style:style>
    <style:style style:name="T27" style:family="text">
      <style:text-properties fo:font-weight="normal" style:font-weight-complex="normal"/>
    </style:style>
    <style:style style:name="T28" style:family="text">
      <style:text-properties style:font-weight-complex="normal"/>
    </style:style>
    <style:style style:name="T29" style:family="text">
      <style:text-properties style:font-weight-asian="bold"/>
    </style:style>
    <style:style style:name="T30" style:family="text">
      <style:text-properties fo:color="#3366ff" style:language-asian="ja" style:country-asian="JP" style:font-weight-asian="normal"/>
    </style:style>
    <style:style style:name="T31" style:family="text">
      <style:text-properties fo:color="#3366ff" style:language-asian="ja" style:country-asian="JP" style:font-style-asian="normal" style:font-weight-asian="normal"/>
    </style:style>
    <style:style style:name="T3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 [XXX]</text:p>
      <text:p text:style-name="P10">お疲れさまです。<text:span text:style-name="T21">暑いっすね。みなさん、どうですか。</text:span></text:p>
      <text:p text:style-name="P10"><text:span text:style-name="T21">来週の希望日です。</text:span>よろしくお願いします。</text:p>
      <text:p text:style-name="P41">お盆ど真ん中で、あればいいなという腹積もりです。</text:p>
      <text:p text:style-name="P41">また懲りずにキャンプの手伝いに、１１（火）・１２（水）</text:p>
      <text:p text:style-name="P41">と行きます。</text:p>
      <text:p text:style-name="P4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41">どうも、お疲れ様です。</text:p>
      <text:p text:style-name="P41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１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9"><text:span text:style-name="T11">①</text:span><text:span text:style-name="T10"> </text:span><text:span text:style-name="T12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32">8/14（金）</text:p>
          </table:table-cell>
          <table:table-cell table:style-name="表78.B1" office:value-type="string">
            <text:p text:style-name="P32">8/15（土）</text:p>
          </table:table-cell>
        </table:table-row>
        <table:table-row>
          <table:table-cell table:style-name="表78.A2" office:value-type="string">
            <text:p text:style-name="P30">○</text:p>
          </table:table-cell>
          <table:table-cell table:style-name="表78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.8.10(月) ~ 2020.8.16(日)</text:p>
      <text:p text:style-name="P14">[//]</text:p>
      <text:p text:style-name="P5"/>
      <text:p text:style-name="P16">@@@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1">日報</text:span></text:p>
      <table:table table:name="表77" table:style-name="表77">
        <table:table-column table:style-name="表77.A"/>
        <table:table-column table:style-name="表77.B"/>
        <table:table-column table:style-name="表77.C"/>
        <table:table-row>
          <table:table-cell table:style-name="表77.A1" office:value-type="string">
            <text:p text:style-name="P31">1</text:p>
          </table:table-cell>
          <table:table-cell table:style-name="表77.A1" office:value-type="string">
            <text:p text:style-name="P31">作業日</text:p>
          </table:table-cell>
          <table:table-cell table:style-name="表77.C1" office:value-type="string">
            <text:p text:style-name="P33">8/XX XX曜日</text:p>
          </table:table-cell>
        </table:table-row>
        <table:table-row>
          <table:table-cell table:style-name="表77.A2" office:value-type="string">
            <text:p text:style-name="P31">2</text:p>
          </table:table-cell>
          <table:table-cell table:style-name="表77.A2" office:value-type="string">
            <text:p text:style-name="P31">発注者</text:p>
          </table:table-cell>
          <table:table-cell table:style-name="表77.C2" office:value-type="string">
            <text:p text:style-name="P33">XXX（XXX）</text:p>
          </table:table-cell>
        </table:table-row>
        <table:table-row>
          <table:table-cell table:style-name="表77.A2" office:value-type="string">
            <text:p text:style-name="P31">3</text:p>
          </table:table-cell>
          <table:table-cell table:style-name="表77.A2" office:value-type="string">
            <text:p text:style-name="P31">工事件名</text:p>
          </table:table-cell>
          <table:table-cell table:style-name="表77.C2" office:value-type="string">
            <text:p text:style-name="P33">XXX</text:p>
          </table:table-cell>
        </table:table-row>
        <text:soft-page-break/>
        <table:table-row>
          <table:table-cell table:style-name="表77.A2" office:value-type="string">
            <text:p text:style-name="P31">4</text:p>
          </table:table-cell>
          <table:table-cell table:style-name="表77.A2" office:value-type="string">
            <text:p text:style-name="P31">作業時間</text:p>
          </table:table-cell>
          <table:table-cell table:style-name="表77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7.A2" office:value-type="string">
            <text:p text:style-name="P31">5</text:p>
          </table:table-cell>
          <table:table-cell table:style-name="表77.A2" office:value-type="string">
            <text:p text:style-name="P31">備考</text:p>
          </table:table-cell>
          <table:table-cell table:style-name="表77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2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32">8/XX（金）</text:p>
          </table:table-cell>
          <table:table-cell table:style-name="表79.B1" office:value-type="string">
            <text:p text:style-name="P32">8/XX（土）</text:p>
          </table:table-cell>
        </table:table-row>
        <table:table-row>
          <table:table-cell table:style-name="表79.A2" office:value-type="string">
            <text:p text:style-name="P30">○</text:p>
          </table:table-cell>
          <table:table-cell table:style-name="表79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8">期間</text:p>
          </table:table-cell>
          <table:table-cell table:style-name="表80.B1" office:value-type="string">
            <text:p text:style-name="P29"><text:s text:c="2"/>2020.8.XX(月) ~ 2020.8.XX(日)</text:p>
          </table:table-cell>
        </table:table-row>
        <table:table-row>
          <table:table-cell table:style-name="表80.A2" office:value-type="string">
            <text:p text:style-name="P26">合計</text:p>
          </table:table-cell>
          <table:table-cell table:style-name="表80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4"> </text:span><text:span text:style-name="T15">３</text:span><text:span text:style-name="T16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1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31">1</text:p>
          </table:table-cell>
          <table:table-cell table:style-name="表36.A1" office:value-type="string">
            <text:p text:style-name="P31">作業日</text:p>
          </table:table-cell>
          <table:table-cell table:style-name="表36.C1" office:value-type="string">
            <text:p text:style-name="P33">8/XX XX曜日</text:p>
          </table:table-cell>
        </table:table-row>
        <table:table-row>
          <table:table-cell table:style-name="表36.A2" office:value-type="string">
            <text:p text:style-name="P31">2</text:p>
          </table:table-cell>
          <table:table-cell table:style-name="表36.A2" office:value-type="string">
            <text:p text:style-name="P31">発注者</text:p>
          </table:table-cell>
          <table:table-cell table:style-name="表36.C2" office:value-type="string">
            <text:p text:style-name="P33">XXX（XXX）</text:p>
          </table:table-cell>
        </table:table-row>
        <table:table-row>
          <table:table-cell table:style-name="表36.A2" office:value-type="string">
            <text:p text:style-name="P31">3</text:p>
          </table:table-cell>
          <table:table-cell table:style-name="表36.A2" office:value-type="string">
            <text:p text:style-name="P31">工事件名</text:p>
          </table:table-cell>
          <table:table-cell table:style-name="表36.C2" office:value-type="string">
            <text:p text:style-name="P33">XXX</text:p>
          </table:table-cell>
        </table:table-row>
        <table:table-row>
          <table:table-cell table:style-name="表36.A2" office:value-type="string">
            <text:p text:style-name="P31">4</text:p>
          </table:table-cell>
          <table:table-cell table:style-name="表36.A2" office:value-type="string">
            <text:p text:style-name="P31">作業時間</text:p>
          </table:table-cell>
          <table:table-cell table:style-name="表36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36.A2" office:value-type="string">
            <text:p text:style-name="P31">5</text:p>
          </table:table-cell>
          <table:table-cell table:style-name="表36.A2" office:value-type="string">
            <text:p text:style-name="P31">備考</text:p>
          </table:table-cell>
          <table:table-cell table:style-name="表36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2">作業希望日 （週１日　金、または、土）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32">8/XX（金）</text:p>
          </table:table-cell>
          <table:table-cell table:style-name="表38.B1" office:value-type="string">
            <text:p text:style-name="P32">8/XX（土）</text:p>
          </table:table-cell>
        </table:table-row>
        <table:table-row>
          <table:table-cell table:style-name="表38.A2" office:value-type="string">
            <text:p text:style-name="P30">○</text:p>
          </table:table-cell>
          <table:table-cell table:style-name="表3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8">期間</text:p>
          </table:table-cell>
          <table:table-cell table:style-name="表39.B1" office:value-type="string">
            <text:p text:style-name="P29"><text:s text:c="2"/>2020.8.XX(月) ~ 2020.8.XX(日)</text:p>
          </table:table-cell>
        </table:table-row>
        <table:table-row>
          <table:table-cell table:style-name="表39.A2" office:value-type="string">
            <text:p text:style-name="P26">合計</text:p>
          </table:table-cell>
          <table:table-cell table:style-name="表39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21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4"> </text:span><text:span text:style-name="T13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<text:soft-page-break/>/ ------------------------------------------- [TEMPLATE] 20200224_13s1644 /</text:p>
      <text:p text:style-name="P5"/>
      <text:p text:style-name="P4">-------------------------------------------------------- [STEPS] 20190602_101421</text:p>
      <text:list xml:id="list2847323952945334807" text:style-name="L3">
        <text:list-item>
          <text:p text:style-name="P48">image file</text:p>
          <text:list>
            <text:list-item>
              <text:p text:style-name="P48">copy to : C:\WORKS_2\WS\WS_Others\towa_corpo</text:p>
            </text:list-item>
            <text:list-item>
              <text:p text:style-name="P48">change → file name</text:p>
            </text:list-item>
            <text:list-item>
              <text:p text:style-name="P48">DUP</text:p>
            </text:list-item>
            <text:list-item>
              <text:p text:style-name="P48">open the orig with paint</text:p>
            </text:list-item>
            <text:list-item>
              <text:p text:style-name="P48">change size → 25 % (<office:annotation office:name="__Annotation__14902_534617985"><dc:creator>iwabuchi ken</dc:creator><dc:date>2020-02-03T15:01:30.82</dc:date><text:p text:style-name="P55"><text:span text:style-name="T32">680 ==&gt; about</text:span></text:p></office:annotation>40 %, 680KB~<office:annotation-end office:name="__Annotation__14902_534617985"/>)</text:p>
            </text:list-item>
            <text:list-item>
              <text:p text:style-name="P48">close paint</text:p>
            </text:list-item>
          </text:list>
        </text:list-item>
        <text:list-item>
          <text:p text:style-name="P49">email<text:span text:style-name="T24"> </text:span><text:span text:style-name="T23">###</text:span></text:p>
          <text:list>
            <text:list-item>
              <text:p text:style-name="P49">C – N (new mail)</text:p>
            </text:list-item>
            <text:list-item>
              <text:p text:style-name="P49">attach image file</text:p>
            </text:list-item>
            <text:list-item>
              <text:p text:style-name="P49">open in-mail image file</text:p>
            </text:list-item>
            <text:list-item>
              <text:p text:style-name="P49">validate</text:p>
              <text:list>
                <text:list-item>
                  <text:p text:style-name="P49">終了時刻</text:p>
                </text:list-item>
                <text:list-item>
                  <text:p text:style-name="P49">職長サイン</text:p>
                </text:list-item>
              </text:list>
            </text:list-item>
          </text:list>
        </text:list-item>
        <text:list-item>
          <text:p text:style-name="P48">doc</text:p>
          <text:list>
            <text:list-item>
              <text:p text:style-name="P48">prev lines → DUP</text:p>
            </text:list-item>
            <text:list-item>
              <text:p text:style-name="P48">enter data</text:p>
              <text:list>
                <text:list-item>
                  <text:p text:style-name="P49">作業について</text:p>
                  <text:list>
                    <text:list-item>
                      <text:p text:style-name="P48">作業日</text:p>
                    </text:list-item>
                    <text:list-item>
                      <text:p text:style-name="P48">発注者</text:p>
                    </text:list-item>
                    <text:list-item>
                      <text:p text:style-name="P48">工事件名</text:p>
                    </text:list-item>
                    <text:list-item>
                      <text:p text:style-name="P49">作業時間</text:p>
                    </text:list-item>
                  </text:list>
                </text:list-item>
                <text:list-item>
                  <text:p text:style-name="P49">タイトル文字列</text:p>
                </text:list-item>
              </text:list>
            </text:list-item>
          </text:list>
        </text:list-item>
        <text:list-item>
          <text:p text:style-name="P44"><text:soft-page-break/>email</text:p>
          <text:list>
            <text:list-item>
              <text:p text:style-name="P44">C/P</text:p>
              <text:list>
                <text:list-item>
                  <text:p text:style-name="P45">本文</text:p>
                </text:list-item>
                <text:list-item>
                  <text:p text:style-name="P44">subject</text:p>
                </text:list-item>
              </text:list>
            </text:list-item>
            <text:list-item>
              <text:p text:style-name="P44">validate</text:p>
              <text:list>
                <text:list-item>
                  <text:p text:style-name="P48">作業日</text:p>
                </text:list-item>
                <text:list-item>
                  <text:p text:style-name="P48">発注者</text:p>
                </text:list-item>
                <text:list-item>
                  <text:p text:style-name="P48">工事件名</text:p>
                </text:list-item>
                <text:list-item>
                  <text:p text:style-name="P49">作業時間</text:p>
                </text:list-item>
              </text:list>
            </text:list-item>
            <text:list-item>
              <text:p text:style-name="P45">F6 (“To”) → “yoko” &gt; Ret</text:p>
            </text:list-item>
            <text:list-item>
              <text:p text:style-name="P45">C – Ret (send)</text:p>
            </text:list-item>
            <text:list-item>
              <text:p text:style-name="P45">review → sent mail</text:p>
              <text:list>
                <text:list-item>
                  <text:p text:style-name="P45">送信先</text:p>
                </text:list-item>
                <text:list-item>
                  <text:p text:style-name="P45">日付</text:p>
                  <text:list>
                    <text:list-item>
                      <text:p text:style-name="P45">日報に書いた日付</text:p>
                    </text:list-item>
                    <text:list-item>
                      <text:p text:style-name="P45">メールの「件名」の日付（日報のそれと同じか？）</text:p>
                    </text:list-item>
                  </text:list>
                </text:list-item>
                <text:list-item>
                  <text:p text:style-name="P45">サイン</text:p>
                  <text:list>
                    <text:list-item>
                      <text:p text:style-name="P45">職長</text:p>
                    </text:list-item>
                    <text:list-item>
                      <text:p text:style-name="P45">発注者</text:p>
                    </text:list-item>
                  </text:list>
                </text:list-item>
                <text:list-item>
                  <text:p text:style-name="P45">時間</text:p>
                  <text:list>
                    <text:list-item>
                      <text:p text:style-name="P45">開始</text:p>
                    </text:list-item>
                    <text:list-item>
                      <text:p text:style-name="P4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doc</text:p>
          <text:list>
            <text:list-item>
              <text:p text:style-name="P45">move → “@@@” string</text:p>
            </text:list-item>
          </text:list>
        </text:list-item>
      </text:list>
      <text:p text:style-name="P42"/>
      <text:p text:style-name="P3">/-------------------------------------------------------- [/STEPS] 20190602_101421</text:p>
      <text:p text:style-name="Text_20_body"><text:soft-page-break/></text:p>
      <text:p text:style-name="P4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34"/>
          </table:table-cell>
          <table:table-cell table:style-name="表70.B1" office:value-type="string">
            <text:p text:style-name="P34">image file (<text:span text:style-name="T21">日報）</text:span></text:p>
            <text:list xml:id="list8771423828108409859" text:style-name="L4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5">交通費請求書</text:p>
            <text:list xml:id="list2076336570017997673" text:style-name="L5">
              <text:list-item>
                <text:p text:style-name="P52"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4">email</text:p>
            <text:list xml:id="list4082840304923993971" text:style-name="L6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21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><text:soft-page-break/></text:p>
      <text:p text:style-name="P4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8-08T16:38:12.57</dc:date>
    <dc:creator>iwabuchi ken</dc:creator>
    <meta:editing-duration>PT16H3M34S</meta:editing-duration>
    <meta:editing-cycles>106</meta:editing-cycles>
    <meta:generator>OpenOffice/4.1.3$Win32 OpenOffice.org_project/413m1$Build-9783</meta:generator>
    <meta:document-statistic meta:table-count="9" meta:image-count="0" meta:object-count="0" meta:page-count="7" meta:paragraph-count="218" meta:word-count="1212" meta:character-count="3254"/>
  </office:meta>
</office:document-meta>
</file>